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special_team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6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08:Feuille1.C9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7T17:13:50.349223300</dc:date>
    <meta:editing-cycles>269</meta:editing-cycles>
    <meta:editing-duration>P12DT6H41M47S</meta:editing-duration>
    <meta:generator>LibreOffice/25.2.5.2$Windows_X86_64 LibreOffice_project/03d19516eb2e1dd5d4ccd751a0d6f35f35e08022</meta:generator>
    <meta:document-statistic meta:table-count="1" meta:cell-count="12215" meta:object-count="0"/>
  </office:meta>
</office:document-meta>
</file>